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icIntegerArray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omicIntegerArrayFieldTest.test_codec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omicIntegerArray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AtomicIntegerArray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